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721403"/>
          <table:table-cell office:value-type="float" office:value="0.36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323.0"/>
          <table:table-cell office:value-type="float" office:value="28148.0"/>
          <table:table-cell office:value-type="float" office:value="94262.0"/>
          <table:table-cell office:value-type="float" office:value="113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940.0"/>
          <table:table-cell office:value-type="float" office:value="78578.0"/>
          <table:table-cell office:value-type="float" office:value="58575.0"/>
          <table:table-cell office:value-type="float" office:value="52241.0"/>
          <table:table-cell office:value-type="float" office:value="99831.0"/>
          <table:table-cell office:value-type="float" office:value="204.0"/>
          <table:table-cell office:value-type="float" office:value="0.91765"/>
          <table:table-cell office:value-type="float" office:value="0.56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313.0"/>
          <table:table-cell office:value-type="float" office:value="28158.0"/>
          <table:table-cell office:value-type="float" office:value="94295.0"/>
          <table:table-cell office:value-type="float" office:value="112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940.0"/>
          <table:table-cell office:value-type="float" office:value="78578.0"/>
          <table:table-cell office:value-type="float" office:value="58575.0"/>
          <table:table-cell office:value-type="float" office:value="52241.0"/>
          <table:table-cell office:value-type="float" office:value="85501.0"/>
          <table:table-cell office:value-type="float" office:value="204.0"/>
          <table:table-cell office:value-type="float" office:value="0.398596"/>
          <table:table-cell office:value-type="float" office:value="0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1.0"/>
          <table:table-cell office:value-type="float" office:value="12876.0"/>
          <table:table-cell office:value-type="float" office:value="44664.0"/>
          <table:table-cell office:value-type="float" office:value="98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38.0"/>
          <table:table-cell office:value-type="float" office:value="34544.0"/>
          <table:table-cell office:value-type="float" office:value="24789.0"/>
          <table:table-cell office:value-type="float" office:value="22917.0"/>
          <table:table-cell office:value-type="float" office:value="33680.0"/>
          <table:table-cell office:value-type="float" office:value="108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713847"/>
          <table:table-cell office:value-type="float" office:value="0.35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01.0"/>
          <table:table-cell office:value-type="float" office:value="28395.0"/>
          <table:table-cell office:value-type="float" office:value="95297.0"/>
          <table:table-cell office:value-type="float" office:value="112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046.0"/>
          <table:table-cell office:value-type="float" office:value="79126.0"/>
          <table:table-cell office:value-type="float" office:value="58845.0"/>
          <table:table-cell office:value-type="float" office:value="52629.0"/>
          <table:table-cell office:value-type="float" office:value="85551.0"/>
          <table:table-cell office:value-type="float" office:value="204.0"/>
          <table:table-cell office:value-type="float" office:value="0.616113"/>
          <table:table-cell office:value-type="float" office:value="0.31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373.0"/>
          <table:table-cell office:value-type="float" office:value="28385.0"/>
          <table:table-cell office:value-type="float" office:value="95264.0"/>
          <table:table-cell office:value-type="float" office:value="113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046.0"/>
          <table:table-cell office:value-type="float" office:value="79126.0"/>
          <table:table-cell office:value-type="float" office:value="58845.0"/>
          <table:table-cell office:value-type="float" office:value="52629.0"/>
          <table:table-cell office:value-type="float" office:value="99906.0"/>
          <table:table-cell office:value-type="float" office:value="204.0"/>
          <table:table-cell office:value-type="float" office:value="0.471204"/>
          <table:table-cell office:value-type="float" office:value="0.15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81.0"/>
          <table:table-cell office:value-type="float" office:value="863.0"/>
          <table:table-cell office:value-type="float" office:value="13113.0"/>
          <table:table-cell office:value-type="float" office:value="45666.0"/>
          <table:table-cell office:value-type="float" office:value="93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744.0"/>
          <table:table-cell office:value-type="float" office:value="35092.0"/>
          <table:table-cell office:value-type="float" office:value="25059.0"/>
          <table:table-cell office:value-type="float" office:value="23305.0"/>
          <table:table-cell office:value-type="float" office:value="33755.0"/>
          <table:table-cell office:value-type="float" office:value="108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703558"/>
          <table:table-cell office:value-type="float" office:value="0.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5.0"/>
          <table:table-cell office:value-type="float" office:value="28285.0"/>
          <table:table-cell office:value-type="float" office:value="94822.0"/>
          <table:table-cell office:value-type="float" office:value="114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002.0"/>
          <table:table-cell office:value-type="float" office:value="78867.0"/>
          <table:table-cell office:value-type="float" office:value="58710.0"/>
          <table:table-cell office:value-type="float" office:value="52424.0"/>
          <table:table-cell office:value-type="float" office:value="99858.0"/>
          <table:table-cell office:value-type="float" office:value="204.0"/>
          <table:table-cell office:value-type="float" office:value="0.721072"/>
          <table:table-cell office:value-type="float" office:value="0.36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395.0"/>
          <table:table-cell office:value-type="float" office:value="28285.0"/>
          <table:table-cell office:value-type="float" office:value="94822.0"/>
          <table:table-cell office:value-type="float" office:value="113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002.0"/>
          <table:table-cell office:value-type="float" office:value="78867.0"/>
          <table:table-cell office:value-type="float" office:value="58710.0"/>
          <table:table-cell office:value-type="float" office:value="52424.0"/>
          <table:table-cell office:value-type="float" office:value="99858.0"/>
          <table:table-cell office:value-type="float" office:value="204.0"/>
          <table:table-cell office:value-type="float" office:value="0.433445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6.0"/>
          <table:table-cell office:value-type="float" office:value="12995.0"/>
          <table:table-cell office:value-type="float" office:value="45165.0"/>
          <table:table-cell office:value-type="float" office:value="93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00.0"/>
          <table:table-cell office:value-type="float" office:value="34833.0"/>
          <table:table-cell office:value-type="float" office:value="24924.0"/>
          <table:table-cell office:value-type="float" office:value="23100.0"/>
          <table:table-cell office:value-type="float" office:value="33706.0"/>
          <table:table-cell office:value-type="float" office:value="108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665843"/>
          <table:table-cell office:value-type="float" office:value="0.3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99.0"/>
          <table:table-cell office:value-type="float" office:value="27496.0"/>
          <table:table-cell office:value-type="float" office:value="92000.0"/>
          <table:table-cell office:value-type="float" office:value="1129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711.0"/>
          <table:table-cell office:value-type="float" office:value="77713.0"/>
          <table:table-cell office:value-type="float" office:value="57926.0"/>
          <table:table-cell office:value-type="float" office:value="51875.0"/>
          <table:table-cell office:value-type="float" office:value="85454.0"/>
          <table:table-cell office:value-type="float" office:value="204.0"/>
          <table:table-cell office:value-type="float" office:value="0.731117"/>
          <table:table-cell office:value-type="float" office:value="0.40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535.0"/>
          <table:table-cell office:value-type="float" office:value="27476.0"/>
          <table:table-cell office:value-type="float" office:value="91934.0"/>
          <table:table-cell office:value-type="float" office:value="1144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711.0"/>
          <table:table-cell office:value-type="float" office:value="77713.0"/>
          <table:table-cell office:value-type="float" office:value="57926.0"/>
          <table:table-cell office:value-type="float" office:value="51875.0"/>
          <table:table-cell office:value-type="float" office:value="99772.0"/>
          <table:table-cell office:value-type="float" office:value="204.0"/>
          <table:table-cell office:value-type="float" office:value="0.398093"/>
          <table:table-cell office:value-type="float" office:value="0.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.0"/>
          <table:table-cell office:value-type="float" office:value="12187.0"/>
          <table:table-cell office:value-type="float" office:value="42280.0"/>
          <table:table-cell office:value-type="float" office:value="97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409.0"/>
          <table:table-cell office:value-type="float" office:value="33679.0"/>
          <table:table-cell office:value-type="float" office:value="24140.0"/>
          <table:table-cell office:value-type="float" office:value="22551.0"/>
          <table:table-cell office:value-type="float" office:value="33613.0"/>
          <table:table-cell office:value-type="float" office:value="108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675658"/>
          <table:table-cell office:value-type="float" office:value="0.3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10.0"/>
          <table:table-cell office:value-type="float" office:value="28060.0"/>
          <table:table-cell office:value-type="float" office:value="94085.0"/>
          <table:table-cell office:value-type="float" office:value="115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948.0"/>
          <table:table-cell office:value-type="float" office:value="78675.0"/>
          <table:table-cell office:value-type="float" office:value="58521.0"/>
          <table:table-cell office:value-type="float" office:value="52423.0"/>
          <table:table-cell office:value-type="float" office:value="99849.0"/>
          <table:table-cell office:value-type="float" office:value="204.0"/>
          <table:table-cell office:value-type="float" office:value="0.682604"/>
          <table:table-cell office:value-type="float" office:value="0.31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06.0"/>
          <table:table-cell office:value-type="float" office:value="28050.0"/>
          <table:table-cell office:value-type="float" office:value="94052.0"/>
          <table:table-cell office:value-type="float" office:value="113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948.0"/>
          <table:table-cell office:value-type="float" office:value="78675.0"/>
          <table:table-cell office:value-type="float" office:value="58521.0"/>
          <table:table-cell office:value-type="float" office:value="52423.0"/>
          <table:table-cell office:value-type="float" office:value="99851.0"/>
          <table:table-cell office:value-type="float" office:value="204.0"/>
          <table:table-cell office:value-type="float" office:value="0.421995"/>
          <table:table-cell office:value-type="float" office:value="0.13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2.0"/>
          <table:table-cell office:value-type="float" office:value="605.0"/>
          <table:table-cell office:value-type="float" office:value="12770.0"/>
          <table:table-cell office:value-type="float" office:value="44429.0"/>
          <table:table-cell office:value-type="float" office:value="98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46.0"/>
          <table:table-cell office:value-type="float" office:value="34641.0"/>
          <table:table-cell office:value-type="float" office:value="24735.0"/>
          <table:table-cell office:value-type="float" office:value="23099.0"/>
          <table:table-cell office:value-type="float" office:value="33706.0"/>
          <table:table-cell office:value-type="float" office:value="108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.09251"/>
          <table:table-cell office:value-type="float" office:value="0.782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212.0"/>
          <table:table-cell office:value-type="float" office:value="12277.0"/>
          <table:table-cell office:value-type="float" office:value="32477.0"/>
          <table:table-cell office:value-type="float" office:value="109819.0"/>
          <table:table-cell office:value-type="float" office:value="1167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97.0"/>
          <table:table-cell office:value-type="float" office:value="85897.0"/>
          <table:table-cell office:value-type="float" office:value="63210.0"/>
          <table:table-cell office:value-type="float" office:value="56447.0"/>
          <table:table-cell office:value-type="float" office:value="86340.0"/>
          <table:table-cell office:value-type="float" office:value="204.0"/>
          <table:table-cell office:value-type="float" office:value="0.710436"/>
          <table:table-cell office:value-type="float" office:value="0.3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99.0"/>
          <table:table-cell office:value-type="float" office:value="32477.0"/>
          <table:table-cell office:value-type="float" office:value="109819.0"/>
          <table:table-cell office:value-type="float" office:value="113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97.0"/>
          <table:table-cell office:value-type="float" office:value="85897.0"/>
          <table:table-cell office:value-type="float" office:value="63210.0"/>
          <table:table-cell office:value-type="float" office:value="56447.0"/>
          <table:table-cell office:value-type="float" office:value="86340.0"/>
          <table:table-cell office:value-type="float" office:value="204.0"/>
          <table:table-cell office:value-type="float" office:value="0.376957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3.0"/>
          <table:table-cell office:value-type="float" office:value="17222.0"/>
          <table:table-cell office:value-type="float" office:value="60277.0"/>
          <table:table-cell office:value-type="float" office:value="99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595.0"/>
          <table:table-cell office:value-type="float" office:value="41863.0"/>
          <table:table-cell office:value-type="float" office:value="29424.0"/>
          <table:table-cell office:value-type="float" office:value="27123.0"/>
          <table:table-cell office:value-type="float" office:value="34936.0"/>
          <table:table-cell office:value-type="float" office:value="108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72886"/>
          <table:table-cell office:value-type="float" office:value="0.3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.0"/>
          <table:table-cell office:value-type="float" office:value="32334.0"/>
          <table:table-cell office:value-type="float" office:value="109299.0"/>
          <table:table-cell office:value-type="float" office:value="115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25.0"/>
          <table:table-cell office:value-type="float" office:value="85637.0"/>
          <table:table-cell office:value-type="float" office:value="63061.0"/>
          <table:table-cell office:value-type="float" office:value="56291.0"/>
          <table:table-cell office:value-type="float" office:value="86308.0"/>
          <table:table-cell office:value-type="float" office:value="204.0"/>
          <table:table-cell office:value-type="float" office:value="0.764854"/>
          <table:table-cell office:value-type="float" office:value="0.4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5.0"/>
          <table:table-cell office:value-type="float" office:value="1028.0"/>
          <table:table-cell office:value-type="float" office:value="32334.0"/>
          <table:table-cell office:value-type="float" office:value="109299.0"/>
          <table:table-cell office:value-type="float" office:value="116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25.0"/>
          <table:table-cell office:value-type="float" office:value="85637.0"/>
          <table:table-cell office:value-type="float" office:value="63061.0"/>
          <table:table-cell office:value-type="float" office:value="56291.0"/>
          <table:table-cell office:value-type="float" office:value="86308.0"/>
          <table:table-cell office:value-type="float" office:value="204.0"/>
          <table:table-cell office:value-type="float" office:value="0.385637"/>
          <table:table-cell office:value-type="float" office:value="0.1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12.0"/>
          <table:table-cell office:value-type="float" office:value="17061.0"/>
          <table:table-cell office:value-type="float" office:value="5969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523.0"/>
          <table:table-cell office:value-type="float" office:value="41603.0"/>
          <table:table-cell office:value-type="float" office:value="29275.0"/>
          <table:table-cell office:value-type="float" office:value="26967.0"/>
          <table:table-cell office:value-type="float" office:value="34879.0"/>
          <table:table-cell office:value-type="float" office:value="108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1200.0"/>
          <table:table-cell office:value-type="float" office:value="0.692"/>
          <table:table-cell office:value-type="float" office:value="0.3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06.0"/>
          <table:table-cell office:value-type="float" office:value="5170.0"/>
          <table:table-cell office:value-type="float" office:value="32262.0"/>
          <table:table-cell office:value-type="float" office:value="109022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02.0"/>
          <table:table-cell office:value-type="float" office:value="85507.0"/>
          <table:table-cell office:value-type="float" office:value="62989.0"/>
          <table:table-cell office:value-type="float" office:value="56206.0"/>
          <table:table-cell office:value-type="float" office:value="86320.0"/>
          <table:table-cell office:value-type="float" office:value="204.0"/>
          <table:table-cell office:value-type="float" office:value="0.726302"/>
          <table:table-cell office:value-type="float" office:value="0.3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.0"/>
          <table:table-cell office:value-type="float" office:value="32262.0"/>
          <table:table-cell office:value-type="float" office:value="109022.0"/>
          <table:table-cell office:value-type="float" office:value="115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02.0"/>
          <table:table-cell office:value-type="float" office:value="85507.0"/>
          <table:table-cell office:value-type="float" office:value="62989.0"/>
          <table:table-cell office:value-type="float" office:value="56206.0"/>
          <table:table-cell office:value-type="float" office:value="86320.0"/>
          <table:table-cell office:value-type="float" office:value="204.0"/>
          <table:table-cell office:value-type="float" office:value="0.368932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83.0"/>
          <table:table-cell office:value-type="float" office:value="16980.0"/>
          <table:table-cell office:value-type="float" office:value="5939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500.0"/>
          <table:table-cell office:value-type="float" office:value="41473.0"/>
          <table:table-cell office:value-type="float" office:value="29203.0"/>
          <table:table-cell office:value-type="float" office:value="26882.0"/>
          <table:table-cell office:value-type="float" office:value="34894.0"/>
          <table:table-cell office:value-type="float" office:value="108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683888"/>
          <table:table-cell office:value-type="float" office:value="0.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8.0"/>
          <table:table-cell office:value-type="float" office:value="32471.0"/>
          <table:table-cell office:value-type="float" office:value="109805.0"/>
          <table:table-cell office:value-type="float" office:value="115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901.0"/>
          <table:table-cell office:value-type="float" office:value="85899.0"/>
          <table:table-cell office:value-type="float" office:value="63212.0"/>
          <table:table-cell office:value-type="float" office:value="56451.0"/>
          <table:table-cell office:value-type="float" office:value="86364.0"/>
          <table:table-cell office:value-type="float" office:value="204.0"/>
          <table:table-cell office:value-type="float" office:value="1.1571"/>
          <table:table-cell office:value-type="float" office:value="0.806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710.0"/>
          <table:table-cell office:value-type="float" office:value="14150.0"/>
          <table:table-cell office:value-type="float" office:value="32471.0"/>
          <table:table-cell office:value-type="float" office:value="109805.0"/>
          <table:table-cell office:value-type="float" office:value="115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901.0"/>
          <table:table-cell office:value-type="float" office:value="85899.0"/>
          <table:table-cell office:value-type="float" office:value="63212.0"/>
          <table:table-cell office:value-type="float" office:value="56451.0"/>
          <table:table-cell office:value-type="float" office:value="86364.0"/>
          <table:table-cell office:value-type="float" office:value="204.0"/>
          <table:table-cell office:value-type="float" office:value="0.419636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23.0"/>
          <table:table-cell office:value-type="float" office:value="17216.0"/>
          <table:table-cell office:value-type="float" office:value="60263.0"/>
          <table:table-cell office:value-type="float" office:value="96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599.0"/>
          <table:table-cell office:value-type="float" office:value="41865.0"/>
          <table:table-cell office:value-type="float" office:value="29426.0"/>
          <table:table-cell office:value-type="float" office:value="27127.0"/>
          <table:table-cell office:value-type="float" office:value="34968.0"/>
          <table:table-cell office:value-type="float" office:value="108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634841"/>
          <table:table-cell office:value-type="float" office:value="0.33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1384.0"/>
          <table:table-cell office:value-type="float" office:value="32409.0"/>
          <table:table-cell office:value-type="float" office:value="109551.0"/>
          <table:table-cell office:value-type="float" office:value="117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5.0"/>
          <table:table-cell office:value-type="float" office:value="85764.0"/>
          <table:table-cell office:value-type="float" office:value="63139.0"/>
          <table:table-cell office:value-type="float" office:value="56365.0"/>
          <table:table-cell office:value-type="float" office:value="86323.0"/>
          <table:table-cell office:value-type="float" office:value="204.0"/>
          <table:table-cell office:value-type="float" office:value="0.66407"/>
          <table:table-cell office:value-type="float" office:value="0.3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32409.0"/>
          <table:table-cell office:value-type="float" office:value="109551.0"/>
          <table:table-cell office:value-type="float" office:value="11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5.0"/>
          <table:table-cell office:value-type="float" office:value="85764.0"/>
          <table:table-cell office:value-type="float" office:value="63139.0"/>
          <table:table-cell office:value-type="float" office:value="56365.0"/>
          <table:table-cell office:value-type="float" office:value="86323.0"/>
          <table:table-cell office:value-type="float" office:value="204.0"/>
          <table:table-cell office:value-type="float" office:value="0.389021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3.0"/>
          <table:table-cell office:value-type="float" office:value="17145.0"/>
          <table:table-cell office:value-type="float" office:value="59979.0"/>
          <table:table-cell office:value-type="float" office:value="99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563.0"/>
          <table:table-cell office:value-type="float" office:value="41730.0"/>
          <table:table-cell office:value-type="float" office:value="29353.0"/>
          <table:table-cell office:value-type="float" office:value="27041.0"/>
          <table:table-cell office:value-type="float" office:value="34906.0"/>
          <table:table-cell office:value-type="float" office:value="108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857735"/>
          <table:table-cell office:value-type="float" office:value="0.48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559.0"/>
          <table:table-cell office:value-type="float" office:value="41907.0"/>
          <table:table-cell office:value-type="float" office:value="143928.0"/>
          <table:table-cell office:value-type="float" office:value="125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689.0"/>
          <table:table-cell office:value-type="float" office:value="112435.0"/>
          <table:table-cell office:value-type="float" office:value="80700.0"/>
          <table:table-cell office:value-type="float" office:value="74802.0"/>
          <table:table-cell office:value-type="float" office:value="108742.0"/>
          <table:table-cell office:value-type="float" office:value="255.0"/>
          <table:table-cell office:value-type="float" office:value="0.836182"/>
          <table:table-cell office:value-type="float" office:value="0.50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604.0"/>
          <table:table-cell office:value-type="float" office:value="41907.0"/>
          <table:table-cell office:value-type="float" office:value="143928.0"/>
          <table:table-cell office:value-type="float" office:value="122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689.0"/>
          <table:table-cell office:value-type="float" office:value="112435.0"/>
          <table:table-cell office:value-type="float" office:value="80700.0"/>
          <table:table-cell office:value-type="float" office:value="74802.0"/>
          <table:table-cell office:value-type="float" office:value="108742.0"/>
          <table:table-cell office:value-type="float" office:value="255.0"/>
          <table:table-cell office:value-type="float" office:value="0.490718"/>
          <table:table-cell office:value-type="float" office:value="0.1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48.0"/>
          <table:table-cell office:value-type="float" office:value="22827.0"/>
          <table:table-cell office:value-type="float" office:value="81963.0"/>
          <table:table-cell office:value-type="float" office:value="95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559.0"/>
          <table:table-cell office:value-type="float" office:value="57390.0"/>
          <table:table-cell office:value-type="float" office:value="38465.0"/>
          <table:table-cell office:value-type="float" office:value="38147.0"/>
          <table:table-cell office:value-type="float" office:value="44887.0"/>
          <table:table-cell office:value-type="float" office:value="13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833358"/>
          <table:table-cell office:value-type="float" office:value="0.50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48.0"/>
          <table:table-cell office:value-type="float" office:value="41539.0"/>
          <table:table-cell office:value-type="float" office:value="142674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551.0"/>
          <table:table-cell office:value-type="float" office:value="111971.0"/>
          <table:table-cell office:value-type="float" office:value="80338.0"/>
          <table:table-cell office:value-type="float" office:value="74612.0"/>
          <table:table-cell office:value-type="float" office:value="127455.0"/>
          <table:table-cell office:value-type="float" office:value="255.0"/>
          <table:table-cell office:value-type="float" office:value="0.739621"/>
          <table:table-cell office:value-type="float" office:value="0.44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373.0"/>
          <table:table-cell office:value-type="float" office:value="41549.0"/>
          <table:table-cell office:value-type="float" office:value="142707.0"/>
          <table:table-cell office:value-type="float" office:value="123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551.0"/>
          <table:table-cell office:value-type="float" office:value="111971.0"/>
          <table:table-cell office:value-type="float" office:value="80338.0"/>
          <table:table-cell office:value-type="float" office:value="74612.0"/>
          <table:table-cell office:value-type="float" office:value="108651.0"/>
          <table:table-cell office:value-type="float" office:value="255.0"/>
          <table:table-cell office:value-type="float" office:value="0.511308"/>
          <table:table-cell office:value-type="float" office:value="0.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36.0"/>
          <table:table-cell office:value-type="float" office:value="22424.0"/>
          <table:table-cell office:value-type="float" office:value="80593.0"/>
          <table:table-cell office:value-type="float" office:value="104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21.0"/>
          <table:table-cell office:value-type="float" office:value="56926.0"/>
          <table:table-cell office:value-type="float" office:value="38103.0"/>
          <table:table-cell office:value-type="float" office:value="37957.0"/>
          <table:table-cell office:value-type="float" office:value="44752.0"/>
          <table:table-cell office:value-type="float" office:value="13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783681"/>
          <table:table-cell office:value-type="float" office:value="0.46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09.0"/>
          <table:table-cell office:value-type="float" office:value="41682.0"/>
          <table:table-cell office:value-type="float" office:value="143118.0"/>
          <table:table-cell office:value-type="float" office:value="1234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634.0"/>
          <table:table-cell office:value-type="float" office:value="112162.0"/>
          <table:table-cell office:value-type="float" office:value="80479.0"/>
          <table:table-cell office:value-type="float" office:value="74708.0"/>
          <table:table-cell office:value-type="float" office:value="108696.0"/>
          <table:table-cell office:value-type="float" office:value="255.0"/>
          <table:table-cell office:value-type="float" office:value="0.824645"/>
          <table:table-cell office:value-type="float" office:value="0.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404.0"/>
          <table:table-cell office:value-type="float" office:value="41662.0"/>
          <table:table-cell office:value-type="float" office:value="143052.0"/>
          <table:table-cell office:value-type="float" office:value="122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634.0"/>
          <table:table-cell office:value-type="float" office:value="112162.0"/>
          <table:table-cell office:value-type="float" office:value="80479.0"/>
          <table:table-cell office:value-type="float" office:value="74708.0"/>
          <table:table-cell office:value-type="float" office:value="127516.0"/>
          <table:table-cell office:value-type="float" office:value="255.0"/>
          <table:table-cell office:value-type="float" office:value="0.491456"/>
          <table:table-cell office:value-type="float" office:value="0.22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526.0"/>
          <table:table-cell office:value-type="float" office:value="22575.0"/>
          <table:table-cell office:value-type="float" office:value="81065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504.0"/>
          <table:table-cell office:value-type="float" office:value="57117.0"/>
          <table:table-cell office:value-type="float" office:value="38244.0"/>
          <table:table-cell office:value-type="float" office:value="38053.0"/>
          <table:table-cell office:value-type="float" office:value="44830.0"/>
          <table:table-cell office:value-type="float" office:value="135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904027"/>
          <table:table-cell office:value-type="float" office:value="0.53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458.0"/>
          <table:table-cell office:value-type="float" office:value="42092.0"/>
          <table:table-cell office:value-type="float" office:value="144621.0"/>
          <table:table-cell office:value-type="float" office:value="123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3.0"/>
          <table:table-cell office:value-type="float" office:value="112766.0"/>
          <table:table-cell office:value-type="float" office:value="80904.0"/>
          <table:table-cell office:value-type="float" office:value="75008.0"/>
          <table:table-cell office:value-type="float" office:value="108772.0"/>
          <table:table-cell office:value-type="float" office:value="255.0"/>
          <table:table-cell office:value-type="float" office:value="0.919388"/>
          <table:table-cell office:value-type="float" office:value="0.597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10.0"/>
          <table:table-cell office:value-type="float" office:value="3451.0"/>
          <table:table-cell office:value-type="float" office:value="42092.0"/>
          <table:table-cell office:value-type="float" office:value="144621.0"/>
          <table:table-cell office:value-type="float" office:value="12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73.0"/>
          <table:table-cell office:value-type="float" office:value="112766.0"/>
          <table:table-cell office:value-type="float" office:value="80904.0"/>
          <table:table-cell office:value-type="float" office:value="75008.0"/>
          <table:table-cell office:value-type="float" office:value="108772.0"/>
          <table:table-cell office:value-type="float" office:value="255.0"/>
          <table:table-cell office:value-type="float" office:value="0.454098"/>
          <table:table-cell office:value-type="float" office:value="0.19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1.0"/>
          <table:table-cell office:value-type="float" office:value="23003.0"/>
          <table:table-cell office:value-type="float" office:value="82626.0"/>
          <table:table-cell office:value-type="float" office:value="98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43.0"/>
          <table:table-cell office:value-type="float" office:value="57721.0"/>
          <table:table-cell office:value-type="float" office:value="38669.0"/>
          <table:table-cell office:value-type="float" office:value="38353.0"/>
          <table:table-cell office:value-type="float" office:value="44929.0"/>
          <table:table-cell office:value-type="float" office:value="13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868782"/>
          <table:table-cell office:value-type="float" office:value="0.52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24.0"/>
          <table:table-cell office:value-type="float" office:value="42010.0"/>
          <table:table-cell office:value-type="float" office:value="144330.0"/>
          <table:table-cell office:value-type="float" office:value="125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42.0"/>
          <table:table-cell office:value-type="float" office:value="112641.0"/>
          <table:table-cell office:value-type="float" office:value="80829.0"/>
          <table:table-cell office:value-type="float" office:value="74940.0"/>
          <table:table-cell office:value-type="float" office:value="108771.0"/>
          <table:table-cell office:value-type="float" office:value="255.0"/>
          <table:table-cell office:value-type="float" office:value="0.758973"/>
          <table:table-cell office:value-type="float" office:value="0.43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78.0"/>
          <table:table-cell office:value-type="float" office:value="3067.0"/>
          <table:table-cell office:value-type="float" office:value="42010.0"/>
          <table:table-cell office:value-type="float" office:value="144330.0"/>
          <table:table-cell office:value-type="float" office:value="123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42.0"/>
          <table:table-cell office:value-type="float" office:value="112641.0"/>
          <table:table-cell office:value-type="float" office:value="80829.0"/>
          <table:table-cell office:value-type="float" office:value="74940.0"/>
          <table:table-cell office:value-type="float" office:value="108771.0"/>
          <table:table-cell office:value-type="float" office:value="255.0"/>
          <table:table-cell office:value-type="float" office:value="0.478307"/>
          <table:table-cell office:value-type="float" office:value="0.2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8.0"/>
          <table:table-cell office:value-type="float" office:value="22921.0"/>
          <table:table-cell office:value-type="float" office:value="82335.0"/>
          <table:table-cell office:value-type="float" office:value="966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12.0"/>
          <table:table-cell office:value-type="float" office:value="57596.0"/>
          <table:table-cell office:value-type="float" office:value="38594.0"/>
          <table:table-cell office:value-type="float" office:value="38285.0"/>
          <table:table-cell office:value-type="float" office:value="44924.0"/>
          <table:table-cell office:value-type="float" office:value="13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910073"/>
          <table:table-cell office:value-type="float" office:value="0.56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38.0"/>
          <table:table-cell office:value-type="float" office:value="3091.0"/>
          <table:table-cell office:value-type="float" office:value="48077.0"/>
          <table:table-cell office:value-type="float" office:value="166441.0"/>
          <table:table-cell office:value-type="float" office:value="126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46.0"/>
          <table:table-cell office:value-type="float" office:value="123053.0"/>
          <table:table-cell office:value-type="float" office:value="87329.0"/>
          <table:table-cell office:value-type="float" office:value="80899.0"/>
          <table:table-cell office:value-type="float" office:value="109928.0"/>
          <table:table-cell office:value-type="float" office:value="255.0"/>
          <table:table-cell office:value-type="float" office:value="0.816996"/>
          <table:table-cell office:value-type="float" office:value="0.4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77.0"/>
          <table:table-cell office:value-type="float" office:value="48077.0"/>
          <table:table-cell office:value-type="float" office:value="166441.0"/>
          <table:table-cell office:value-type="float" office:value="12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46.0"/>
          <table:table-cell office:value-type="float" office:value="123053.0"/>
          <table:table-cell office:value-type="float" office:value="87329.0"/>
          <table:table-cell office:value-type="float" office:value="80899.0"/>
          <table:table-cell office:value-type="float" office:value="109928.0"/>
          <table:table-cell office:value-type="float" office:value="255.0"/>
          <table:table-cell office:value-type="float" office:value="0.495429"/>
          <table:table-cell office:value-type="float" office:value="0.2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33.0"/>
          <table:table-cell office:value-type="float" office:value="29006.0"/>
          <table:table-cell office:value-type="float" office:value="104506.0"/>
          <table:table-cell office:value-type="float" office:value="107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16.0"/>
          <table:table-cell office:value-type="float" office:value="68008.0"/>
          <table:table-cell office:value-type="float" office:value="45094.0"/>
          <table:table-cell office:value-type="float" office:value="44244.0"/>
          <table:table-cell office:value-type="float" office:value="46670.0"/>
          <table:table-cell office:value-type="float" office:value="13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839474"/>
          <table:table-cell office:value-type="float" office:value="0.5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21.0"/>
          <table:table-cell office:value-type="float" office:value="47981.0"/>
          <table:table-cell office:value-type="float" office:value="166094.0"/>
          <table:table-cell office:value-type="float" office:value="125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08.0"/>
          <table:table-cell office:value-type="float" office:value="122891.0"/>
          <table:table-cell office:value-type="float" office:value="87239.0"/>
          <table:table-cell office:value-type="float" office:value="80803.0"/>
          <table:table-cell office:value-type="float" office:value="109937.0"/>
          <table:table-cell office:value-type="float" office:value="255.0"/>
          <table:table-cell office:value-type="float" office:value="0.904083"/>
          <table:table-cell office:value-type="float" office:value="0.614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18.0"/>
          <table:table-cell office:value-type="float" office:value="2300.0"/>
          <table:table-cell office:value-type="float" office:value="47981.0"/>
          <table:table-cell office:value-type="float" office:value="166094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08.0"/>
          <table:table-cell office:value-type="float" office:value="122891.0"/>
          <table:table-cell office:value-type="float" office:value="87239.0"/>
          <table:table-cell office:value-type="float" office:value="80803.0"/>
          <table:table-cell office:value-type="float" office:value="109937.0"/>
          <table:table-cell office:value-type="float" office:value="255.0"/>
          <table:table-cell office:value-type="float" office:value="0.4392"/>
          <table:table-cell office:value-type="float" office:value="0.19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1.0"/>
          <table:table-cell office:value-type="float" office:value="28901.0"/>
          <table:table-cell office:value-type="float" office:value="104129.0"/>
          <table:table-cell office:value-type="float" office:value="99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178.0"/>
          <table:table-cell office:value-type="float" office:value="67846.0"/>
          <table:table-cell office:value-type="float" office:value="45004.0"/>
          <table:table-cell office:value-type="float" office:value="44148.0"/>
          <table:table-cell office:value-type="float" office:value="46677.0"/>
          <table:table-cell office:value-type="float" office:value="135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0.896358"/>
          <table:table-cell office:value-type="float" office:value="0.55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2029.0"/>
          <table:table-cell office:value-type="float" office:value="48348.0"/>
          <table:table-cell office:value-type="float" office:value="167607.0"/>
          <table:table-cell office:value-type="float" office:value="127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445.0"/>
          <table:table-cell office:value-type="float" office:value="123646.0"/>
          <table:table-cell office:value-type="float" office:value="87633.0"/>
          <table:table-cell office:value-type="float" office:value="81300.0"/>
          <table:table-cell office:value-type="float" office:value="109984.0"/>
          <table:table-cell office:value-type="float" office:value="255.0"/>
          <table:table-cell office:value-type="float" office:value="0.807661"/>
          <table:table-cell office:value-type="float" office:value="0.4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7.0"/>
          <table:table-cell office:value-type="float" office:value="48348.0"/>
          <table:table-cell office:value-type="float" office:value="167607.0"/>
          <table:table-cell office:value-type="float" office:value="124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445.0"/>
          <table:table-cell office:value-type="float" office:value="123646.0"/>
          <table:table-cell office:value-type="float" office:value="87633.0"/>
          <table:table-cell office:value-type="float" office:value="81300.0"/>
          <table:table-cell office:value-type="float" office:value="109984.0"/>
          <table:table-cell office:value-type="float" office:value="255.0"/>
          <table:table-cell office:value-type="float" office:value="0.603144"/>
          <table:table-cell office:value-type="float" office:value="0.2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31.0"/>
          <table:table-cell office:value-type="float" office:value="29295.0"/>
          <table:table-cell office:value-type="float" office:value="105732.0"/>
          <table:table-cell office:value-type="float" office:value="107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15.0"/>
          <table:table-cell office:value-type="float" office:value="68601.0"/>
          <table:table-cell office:value-type="float" office:value="45398.0"/>
          <table:table-cell office:value-type="float" office:value="44645.0"/>
          <table:table-cell office:value-type="float" office:value="46757.0"/>
          <table:table-cell office:value-type="float" office:value="13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0.836835"/>
          <table:table-cell office:value-type="float" office:value="0.4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491.0"/>
          <table:table-cell office:value-type="float" office:value="48065.0"/>
          <table:table-cell office:value-type="float" office:value="166435.0"/>
          <table:table-cell office:value-type="float" office:value="125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39.0"/>
          <table:table-cell office:value-type="float" office:value="123055.0"/>
          <table:table-cell office:value-type="float" office:value="87330.0"/>
          <table:table-cell office:value-type="float" office:value="80909.0"/>
          <table:table-cell office:value-type="float" office:value="109939.0"/>
          <table:table-cell office:value-type="float" office:value="255.0"/>
          <table:table-cell office:value-type="float" office:value="0.807873"/>
          <table:table-cell office:value-type="float" office:value="0.4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695.0"/>
          <table:table-cell office:value-type="float" office:value="48065.0"/>
          <table:table-cell office:value-type="float" office:value="166435.0"/>
          <table:table-cell office:value-type="float" office:value="125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39.0"/>
          <table:table-cell office:value-type="float" office:value="123055.0"/>
          <table:table-cell office:value-type="float" office:value="87330.0"/>
          <table:table-cell office:value-type="float" office:value="80909.0"/>
          <table:table-cell office:value-type="float" office:value="109939.0"/>
          <table:table-cell office:value-type="float" office:value="255.0"/>
          <table:table-cell office:value-type="float" office:value="0.533981"/>
          <table:table-cell office:value-type="float" office:value="0.24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5.0"/>
          <table:table-cell office:value-type="float" office:value="370.0"/>
          <table:table-cell office:value-type="float" office:value="28985.0"/>
          <table:table-cell office:value-type="float" office:value="104470.0"/>
          <table:table-cell office:value-type="float" office:value="106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09.0"/>
          <table:table-cell office:value-type="float" office:value="68010.0"/>
          <table:table-cell office:value-type="float" office:value="45095.0"/>
          <table:table-cell office:value-type="float" office:value="44254.0"/>
          <table:table-cell office:value-type="float" office:value="46677.0"/>
          <table:table-cell office:value-type="float" office:value="13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2.25797"/>
          <table:table-cell office:value-type="float" office:value="1.918"/>
          <table:table-cell office:value-type="float" office:value="1.4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1472.0"/>
          <table:table-cell office:value-type="float" office:value="43136.0"/>
          <table:table-cell office:value-type="float" office:value="48115.0"/>
          <table:table-cell office:value-type="float" office:value="166613.0"/>
          <table:table-cell office:value-type="float" office:value="126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351.0"/>
          <table:table-cell office:value-type="float" office:value="123133.0"/>
          <table:table-cell office:value-type="float" office:value="87376.0"/>
          <table:table-cell office:value-type="float" office:value="80958.0"/>
          <table:table-cell office:value-type="float" office:value="109917.0"/>
          <table:table-cell office:value-type="float" office:value="255.0"/>
          <table:table-cell office:value-type="float" office:value="0.873565"/>
          <table:table-cell office:value-type="float" office:value="0.54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8.0"/>
          <table:table-cell office:value-type="float" office:value="1275.0"/>
          <table:table-cell office:value-type="float" office:value="48115.0"/>
          <table:table-cell office:value-type="float" office:value="166613.0"/>
          <table:table-cell office:value-type="float" office:value="127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51.0"/>
          <table:table-cell office:value-type="float" office:value="123133.0"/>
          <table:table-cell office:value-type="float" office:value="87376.0"/>
          <table:table-cell office:value-type="float" office:value="80958.0"/>
          <table:table-cell office:value-type="float" office:value="109917.0"/>
          <table:table-cell office:value-type="float" office:value="255.0"/>
          <table:table-cell office:value-type="float" office:value="0.503026"/>
          <table:table-cell office:value-type="float" office:value="0.2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30.0"/>
          <table:table-cell office:value-type="float" office:value="29044.0"/>
          <table:table-cell office:value-type="float" office:value="104678.0"/>
          <table:table-cell office:value-type="float" office:value="106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21.0"/>
          <table:table-cell office:value-type="float" office:value="68088.0"/>
          <table:table-cell office:value-type="float" office:value="45141.0"/>
          <table:table-cell office:value-type="float" office:value="44303.0"/>
          <table:table-cell office:value-type="float" office:value="46651.0"/>
          <table:table-cell office:value-type="float" office:value="135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